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9" style:parent-style-name="Normal" style:family="paragraph">
      <style:text-properties fo:language="es" fo:country="MX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534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Normal" style:family="paragraph">
      <style:text-properties fo:font-size="16pt" style:font-size-asian="16pt" style:font-size-complex="16pt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45" style:parent-style-name="DefaultParagraphFont" style:family="text">
      <style:text-properties fo:language="es" fo:country="MX"/>
    </style:style>
    <style:style style:name="T46" style:parent-style-name="DefaultParagraphFont" style:family="text">
      <style:text-properties fo:font-size="16pt" style:font-size-asian="16pt" style:font-size-complex="16pt" fo:language="es" fo:country="MX"/>
    </style:style>
    <style:style style:name="T47" style:parent-style-name="DefaultParagraphFont" style:family="text">
      <style:text-properties fo:font-size="16pt" style:font-size-asian="16pt" style:font-size-complex="16pt" fo:language="es" fo:country="MX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Normal" style:family="paragraph">
      <style:text-properties fo:font-size="16pt" style:font-size-asian="16pt" style:font-size-complex="16pt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fo:font-size="16pt" style:font-size-asian="16pt" style:font-size-complex="16pt"/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fo:font-size="16pt" style:font-size-asian="16pt" style:font-size-complex="16pt"/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language="es" fo:country="MX"/>
    </style:style>
    <style:style style:name="P72" style:parent-style-name="TableContents" style:family="paragraph">
      <style:text-properties fo:language="es" fo:country="MX"/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language="es" fo:country="MX"/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84" style:parent-style-name="DefaultParagraphFont" style:family="text">
      <style:text-properties fo:font-size="16pt" style:font-size-asian="16pt" style:font-size-complex="16pt"/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91" style:parent-style-name="DefaultParagraphFont" style:family="text">
      <style:text-properties fo:font-size="16pt" style:font-size-asian="16pt" style:font-size-complex="16pt"/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T104" style:parent-style-name="Fuentedepárrafopredeter." style:family="text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Calibri" fo:color="#000000" fo:font-size="26pt" style:font-size-asian="26pt"/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ext:p text:style-name="P29"/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Marco Antonio Martinez Quintana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TableContents"><text:span text:style-name="T45"><text:line-break/></text:span><text:span text:style-name="T46">Estructura de Datos y A</text:span><text:span text:style-name="T47">lgoritmos I</text:span></text:p>
          </table:table-cell>
        </table:table-row>
        <table:table-row table:style-name="TableRow48">
          <table:table-cell table:style-name="TableCell49">
            <text:p text:style-name="P50"/>
            <text:p text:style-name="P51">Grupo:<text:s/></text:p>
          </table:table-cell>
          <table:table-cell table:style-name="TableCell52">
            <text:p text:style-name="P53"/>
            <text:p text:style-name="P54">17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TableContents"><text:line-break/><text:span text:style-name="T60">1</text:span>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TableContents"><text:line-break/><text:span text:style-name="T66">Enzo Valdés Zavala</text:span></text:p>
          </table:table-cell>
        </table:table-row>
        <table:table-row table:style-name="TableRow67">
          <table:table-cell table:style-name="TableCell68">
            <text:p text:style-name="P69">No. de Equipo de<text:s/>cómputo empleado:</text:p>
          </table:table-cell>
          <table:table-cell table:style-name="TableCell70">
            <text:p text:style-name="P71"/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No. de Lista o Brigada:</text:p>
          </table:table-cell>
          <table:table-cell table:style-name="TableCell77">
            <text:p text:style-name="P78"><text:line-break/></text:p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TableContents"><text:line-break/><text:span text:style-name="T84">2020-1</text:span>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TableContents"><text:line-break/><text:span text:style-name="T91">9 de febrero del 2020</text:span>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s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Standard"><text:span text:style-name="T104"><text:tab/></text:span><text:span text:style-name="T105"><text:tab/></text:span><text:span text:style-name="T106"><text:tab/></text:span><text:span text:style-name="T107"><text:tab/></text:span><text:span text:style-name="T108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Enzo Valdés Zavala</dc:creator>
    <meta:creation-date>2020-02-10T01:07:00Z</meta:creation-date>
    <dc:date>2020-02-10T01:07:00Z</dc:date>
    <meta:template xlink:href="Normal" xlink:type="simple"/>
    <meta:editing-cycles>2</meta:editing-cycles>
    <meta:editing-duration>PT60S</meta:editing-duration>
    <meta:document-statistic meta:page-count="1" meta:paragraph-count="1" meta:word-count="75" meta:character-count="487" meta:row-count="3" meta:non-whitespace-character-count="413"/>
  </office:meta>
</office:document-meta>
</file>